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2def58"/>
    </style:style>
    <style:style style:name="T2" style:family="text">
      <style:text-properties officeooo:rsid="002e19f8"/>
    </style:style>
    <style:style style:name="T3" style:family="text">
      <style:text-properties officeooo:rsid="002f5201"/>
    </style:style>
    <style:style style:name="T4" style:family="text">
      <style:text-properties officeooo:rsid="002f7f40"/>
    </style:style>
    <style:style style:name="T5" style:family="text">
      <style:text-properties officeooo:rsid="002fa661"/>
    </style:style>
    <style:style style:name="T6" style:family="text">
      <style:text-properties officeooo:rsid="003089cd"/>
    </style:style>
    <style:style style:name="T7" style:family="text">
      <style:text-properties officeooo:rsid="003261cd"/>
    </style:style>
    <style:style style:name="T8" style:family="text">
      <style:text-properties officeooo:rsid="00345ea2"/>
    </style:style>
    <style:style style:name="T9" style:family="text">
      <style:text-properties officeooo:rsid="0035b430"/>
    </style:style>
    <style:style style:name="T10" style:family="text">
      <style:text-properties officeooo:rsid="00378546"/>
    </style:style>
    <style:style style:name="T11" style:family="text">
      <style:text-properties officeooo:rsid="0038f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tokoll anonym utvärdering</text:h>
      <text:p text:style-name="Text_20_body">20<text:span text:style-name="T1">2</text:span><text:span text:style-name="T7">2</text:span>-<text:span text:style-name="T8">12</text:span>-<text:span text:style-name="T8">10</text:span></text:p>
      <text:p text:style-name="Text_20_body">Riktlinjer:</text:p>
      <text:p text:style-name="Text_20_body"><text:s text:c="4"/>• 1<text:span text:style-name="T9">1</text:span>:00-1<text:span text:style-name="T9">1</text:span>:<text:span text:style-name="T9">30</text:span>: <text:span text:style-name="T1">D</text:span><text:span text:style-name="T9">ö</text:span><text:span text:style-name="T1">rren </text:span><text:span text:style-name="T9">öppnas</text:span></text:p>
      <text:p text:style-name="Text_20_body"><text:s text:c="4"/>• <text:span text:style-name="T9">11</text:span>:<text:span text:style-name="T9">30</text:span>-1<text:span text:style-name="T9">2</text:span>:<text:span text:style-name="T10">15</text:span>: Elever <text:span text:style-name="T9">presenterar</text:span></text:p>
      <text:p text:style-name="Text_20_body"><text:s text:c="4"/>• 1<text:span text:style-name="T9">2</text:span>:<text:span text:style-name="T10">15</text:span>-1<text:span text:style-name="T9">2</text:span>:<text:span text:style-name="T10">30</text:span>: Paus, <text:span text:style-name="T2">Richel</text:span> informerar utvärderare</text:p>
      <text:p text:style-name="Text_20_body"><text:s text:c="4"/>• 1<text:span text:style-name="T9">2</text:span>:<text:span text:style-name="T10">30</text:span>-1<text:span text:style-name="T9">3</text:span>:<text:span text:style-name="T9">0</text:span>0: Utvärdering, <text:span text:style-name="T2">Richel </text:span><text:span text:style-name="T9">skaper grupper av </text:span>elever</text:p>
      <text:p text:style-name="Text_20_body">Utvärderingen består av:</text:p>
      <text:p text:style-name="Text_20_body"><text:s text:c="4"/>1. Varför?</text:p>
      <text:p text:style-name="Text_20_body"><text:s text:c="4"/>2. Hur går kursen?</text:p>
      <text:p text:style-name="Text_20_body"><text:s text:c="4"/>3. Förklaring <text:span text:style-name="T3">av </text:span>formulär</text:p>
      <text:p text:style-name="Text_20_body"><text:s text:c="4"/>4. Fyll i formuläret</text:p>
      <text:p text:style-name="Text_20_body"><text:s text:c="4"/>5. Informellt samtal</text:p>
      <text:p text:style-name="Text_20_body"><text:s text:c="4"/>6. Utarbeta resultat</text:p>
      <text:p text:style-name="Text_20_body">(1) Förklara syftet med en utvärdering [1] och varför den är anonym' [2].</text:p>
      <text:p text:style-name="Text_20_body">(2) Låt först barnen berätta objektivt hur en kurs<text:span text:style-name="T4">dag</text:span> går till, som om du <text:span text:style-name="T4">har </text:span>aldrig sett den förut: vilken tid börjar den, vad gör du när du kommer in, vad gör du efteråt osv.</text:p>
      <text:p text:style-name="Text_20_body">(3) Diskutera formuläret som ska fyllas i och förklara vad "<text:span text:style-name="T5">toppen</text:span>" och "<text:span text:style-name="T5">tips</text:span>" är [3]. Fråga? Svara på detta</text:p>
      <text:p text:style-name="Text_20_body">(4) Dela ut blanketterna och låt barnen fylla i dem tyst och individuellt tills alla har lagt ifrån sig pennan.</text:p>
      <text:p text:style-name="Text_20_body">(5) Diskutera kursen informellt. Uppmuntra dem att tänka kritiskt. Ställ provocerande frågor, till exempel "Är Richel verkligen inte för strikt?" Anteckna. När allt är sagt kan barnen gå.</text:p>
      <text:p text:style-name="Text_20_body">(6) Utveckla resultatet av diskussionen <text:span text:style-name="T11">på, till exempel, en papper</text:span>.</text:p>
      <text:p text:style-name="Text_20_body"/>
      <text:p text:style-name="Text_20_body">[1] Ta reda på vad eleverna tycker om kursen så att den kan göras ännu bättre</text:p>
      <text:p text:style-name="Text_20_body">[2] Så att eleverna vågar vara ärliga</text:p>
      <text:p text:style-name="Text_20_body">[3] 'top<text:span text:style-name="T6">pen</text:span>: saker som går bra, 'tips': saker som kan göras bättr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12T15:44:47.732228318</meta:creation-date>
    <dc:date>2022-11-21T08:39:28.310115161</dc:date>
    <meta:editing-duration>PT32M24S</meta:editing-duration>
    <meta:editing-cycles>38</meta:editing-cycles>
    <meta:generator>LibreOffice/7.3.6.2$Linux_X86_64 LibreOffice_project/30$Build-2</meta:generator>
    <meta:document-statistic meta:table-count="0" meta:image-count="0" meta:object-count="0" meta:page-count="1" meta:paragraph-count="23" meta:word-count="210" meta:character-count="1300" meta:non-whitespace-character-count="1072"/>
  </office:meta>
</office:document-meta>
</file>